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39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38.svm" manifest:media-type=""/>
  <manifest:file-entry manifest:full-path="Pictures/TablePreview6.svm" manifest:media-type=""/>
  <manifest:file-entry manifest:full-path="Pictures/10000000000001EC000000DBA88EBB80D8C23D42.png" manifest:media-type="image/png"/>
  <manifest:file-entry manifest:full-path="Pictures/TablePreview18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5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15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21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20.svm" manifest:media-type=""/>
  <manifest:file-entry manifest:full-path="Pictures/TablePreview8.svm" manifest:media-type=""/>
  <manifest:file-entry manifest:full-path="Pictures/10000000000001E5000000D7CC0281111A9608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ccff00" draw:opacity="40%" draw:textarea-horizontal-align="justify" draw:textarea-vertical-align="middle" draw:auto-grow-height="false" fo:min-height="0.65cm" fo:min-width="1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7cm" fo:min-width="0cm"/>
    </style:style>
    <style:style style:name="gr7" style:family="graphic" style:parent-style-name="standard">
      <style:graphic-properties draw:stroke="none" draw:fill-color="#ccff00" draw:opacity="40%" draw:textarea-horizontal-align="justify" draw:textarea-vertical-align="middle" draw:auto-grow-height="false" fo:min-height="0.65cm" fo:min-width="12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co1" style:family="table-column">
      <style:table-column-properties style:column-width="5.342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start">
        <style:tab-stops/>
      </style:paragraph-properties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-color="#ccff00" draw:opacity="40%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5" draw:layer="layout" svg:x1="33cm" svg:y1="5cm" svg:x2="31.2cm" svg:y2="5cm">
          <text:p/>
        </draw:line>
      </draw:page>
      <draw:page draw:name="page2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4" draw:text-style-name="P5" draw:layer="layout" svg:x1="33cm" svg:y1="6.4cm" svg:x2="31.2cm" svg:y2="6.4cm">
          <text:p/>
        </draw:line>
      </draw:page>
      <draw:page draw:name="page3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5" draw:layer="layout" svg:x1="33.1cm" svg:y1="7.9cm" svg:x2="31.3cm" svg:y2="7.9cm">
          <text:p/>
        </draw:line>
      </draw:page>
      <draw:page draw:name="page4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4" draw:layer="layout" svg:width="2cm" svg:height="1.287cm" svg:x="22.901cm" svg:y="8.601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6cm" svg:y="8.7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4" draw:text-style-name="P5" draw:layer="layout" svg:x1="33cm" svg:y1="9.2cm" svg:x2="31.2cm" svg:y2="9.2cm">
          <text:p/>
        </draw:line>
      </draw:page>
      <draw:page draw:name="page5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6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6" draw:text-style-name="P4" draw:layer="layout" svg:width="2cm" svg:height="1.287cm" svg:x="22.901cm" svg:y="8.601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6cm" svg:y="8.7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4" draw:text-style-name="P5" draw:layer="layout" svg:x1="33cm" svg:y1="6.4cm" svg:x2="31.2cm" svg:y2="6.4cm">
          <text:p/>
        </draw:line>
      </draw:page>
      <draw:page draw:name="page6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</text:span><text:span text:style-name="T1">e_by_o</text:span><text:span text:style-name="T1">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6" draw:text-style-name="P4" draw:layer="layout" svg:width="2cm" svg:height="1.287cm" svg:x="22.901cm" svg:y="8.601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6cm" svg:y="8.7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4" draw:text-style-name="P5" draw:layer="layout" svg:x1="33cm" svg:y1="6.4cm" svg:x2="31.2cm" svg:y2="6.4cm">
          <text:p/>
        </draw:line>
        <draw:frame draw:style-name="standard" draw:layer="layout" svg:width="5.341cm" svg:height="1.682cm" svg:x="0.977cm" svg:y="11.56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6">Output:</text:p>
                <text:p text:style-name="P6">7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page7" draw:style-name="dp1" draw:master-page-name="Default"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measurelines" svg:width="12.8cm" svg:height="0.9cm" svg:x="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4" draw:text-style-name="P5" draw:layer="layout" svg:x1="32.9cm" svg:y1="5cm" svg:x2="31.1cm" svg:y2="5cm">
          <text:p/>
        </draw:line>
      </draw:page>
      <draw:page draw:name="page8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" draw:text-style-name="P4" draw:layer="layout" svg:width="3.13cm" svg:height="1.987cm" svg:x="22.2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.1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.025cm" svg:y1="6.4cm" svg:x2="31.225cm" svg:y2="6.4cm">
          <text:p/>
        </draw:line>
      </draw:page>
      <draw:page draw:name="page9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cm" svg:y1="7.8cm" svg:x2="31.2cm" svg:y2="7.8cm">
          <text:p/>
        </draw:line>
      </draw:page>
      <draw:page draw:name="page10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6" draw:text-style-name="P4" draw:layer="layout" svg:width="2cm" svg:height="1.287cm" svg:x="22.9cm" svg:y="8.6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59cm" svg:y="8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5.4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.1cm" svg:y1="9.2cm" svg:x2="31.3cm" svg:y2="9.2cm">
          <text:p/>
        </draw:line>
      </draw:page>
      <draw:page draw:name="page11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6" draw:text-style-name="P4" draw:layer="layout" svg:width="2cm" svg:height="1.287cm" svg:x="22.9cm" svg:y="8.6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59cm" svg:y="8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5.341cm" svg:height="1.682cm" svg:x="0.976cm" svg:y="11.559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6">Output:</text:p>
                <text:p text:style-name="P6">7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6.3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.125cm" svg:y1="9.2cm" svg:x2="31.325cm" svg:y2="9.2cm">
          <text:p/>
        </draw:line>
      </draw:page>
      <draw:page draw:name="page12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</text:span><text:span text:style-name="T1">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6" draw:text-style-name="P4" draw:layer="layout" svg:width="2cm" svg:height="1.287cm" svg:x="22.9cm" svg:y="8.6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59cm" svg:y="8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5.341cm" svg:height="2.393cm" svg:x="0.976cm" svg:y="11.559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6">Output:</text:p>
                <text:p text:style-name="P6">7</text:p>
                <text:p text:style-name="P6">None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cm" svg:y1="6.4cm" svg:x2="31.2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ff00" draw:marker-start-width="0.35cm" draw:marker-end="Arrow" draw:marker-end-width="0.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21:51:29.385334624</meta:creation-date>
    <dc:date>2018-06-24T07:50:48.017262002</dc:date>
    <meta:editing-duration>PT1H3M11S</meta:editing-duration>
    <meta:editing-cycles>5</meta:editing-cycles>
    <meta:generator>LibreOffice/5.1.6.2$Linux_X86_64 LibreOffice_project/10m0$Build-2</meta:generator>
    <meta:document-statistic meta:object-count="111"/>
  </office:meta>
</office:document-meta>
</file>